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006cm" fo:min-width="11.565cm"/>
    </style:style>
    <style:style style:name="gr2" style:family="graphic" style:parent-style-name="standard">
      <style:graphic-properties draw:textarea-horizontal-align="justify" draw:textarea-vertical-align="top" draw:auto-grow-height="false" fo:min-height="9.783cm" fo:min-width="5.977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691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6.256cm" svg:x="1.508cm" svg:y="1.635cm">
          <text:p text:style-name="P1">Applikationskop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0.033cm" svg:x="2.016cm" svg:y="6.334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91cm" svg:height="2.032cm" svg:x="2.778cm" svg:y="8.112cm">
          <text:p text:style-name="P2">Opera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91cm" svg:height="2.54cm" svg:x="2.778cm" svg:y="10.144cm">
          <text:p text:style-name="P2">Operator-</text:p>
          <text:p text:style-name="P2">entitä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2.032cm" svg:x="2.016cm" svg:y="3.667cm">
          <text:p text:style-name="P2">Ereignis-</text:p>
          <text:p text:style-name="P2">verarbeitu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20-10-30T12:53:27.361000000</dc:date>
    <meta:editing-duration>PT5M30S</meta:editing-duration>
    <meta:editing-cycles>1</meta:editing-cycles>
    <meta:document-statistic meta:object-count="5"/>
  </office:meta>
</office:document-meta>
</file>